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24d" officeooo:paragraph-rsid="001bf24d"/>
    </style:style>
    <style:style style:name="P2" style:family="paragraph" style:parent-style-name="Standard">
      <style:text-properties officeooo:rsid="001ceb45" officeooo:paragraph-rsid="001ceb45"/>
    </style:style>
    <style:style style:name="P3" style:family="paragraph" style:parent-style-name="Standard">
      <style:text-properties officeooo:rsid="001d02ae" officeooo:paragraph-rsid="001d02ae"/>
    </style:style>
    <style:style style:name="P4" style:family="paragraph" style:parent-style-name="Standard">
      <style:text-properties officeooo:rsid="001d02ae" officeooo:paragraph-rsid="001d02ae"/>
    </style:style>
    <style:style style:name="P5" style:family="paragraph" style:parent-style-name="Standard">
      <style:text-properties officeooo:rsid="002000a2" officeooo:paragraph-rsid="002000a2"/>
    </style:style>
    <style:style style:name="P6" style:family="paragraph" style:parent-style-name="Standard">
      <style:text-properties officeooo:rsid="0021d550" officeooo:paragraph-rsid="0021d550"/>
    </style:style>
    <style:style style:name="P7" style:family="paragraph" style:parent-style-name="Standard">
      <style:text-properties officeooo:rsid="00231676" officeooo:paragraph-rsid="00231676"/>
    </style:style>
    <style:style style:name="P8" style:family="paragraph" style:parent-style-name="Standard">
      <style:text-properties officeooo:rsid="002390f0" officeooo:paragraph-rsid="002390f0"/>
    </style:style>
    <style:style style:name="P9" style:family="paragraph" style:parent-style-name="Standard">
      <style:text-properties officeooo:rsid="00258973" officeooo:paragraph-rsid="00258973"/>
    </style:style>
    <style:style style:name="T1" style:family="text">
      <style:text-properties officeooo:rsid="001fc07c"/>
    </style:style>
    <style:style style:name="T2" style:family="text">
      <style:text-properties officeooo:rsid="0024de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thmes de l’arlternance 15 jours 15 jours</text:p>
      <text:p text:style-name="P1"/>
      <text:p text:style-name="P1">une partie des SAE fait en entreprise pas de vacances d’été</text:p>
      <text:p text:style-name="P1"/>
      <text:p text:style-name="P1">SAE S3 fait à la fin de l’année pour les alternant</text:p>
      <text:p text:style-name="P1"/>
      <text:p text:style-name="P1">avril mais juin visite pour alternance</text:p>
      <text:p text:style-name="P1"/>
      <text:p text:style-name="P1">début recherche alternance février mars</text:p>
      <text:p text:style-name="P1"/>
      <text:p text:style-name="P2">Pas forcément larguer directement dans le bain (se former surement de son côté pas forcément la connaissance des technologie).</text:p>
      <text:p text:style-name="P2"/>
      <text:p text:style-name="P3">Salaire calculer selon une grille. <text:span text:style-name="T1">Des gens plus motivé que compétent</text:span></text:p>
      <text:p text:style-name="P3"/>
      <text:p text:style-name="P3"/>
      <text:p text:style-name="P5">Administratif :</text:p>
      <text:p text:style-name="P5"/>
      <text:p text:style-name="P6">détachement de cotisation <text:s/></text:p>
      <text:p text:style-name="P6">revenue fiscale parent</text:p>
      <text:p text:style-name="P3"/>
      <text:p text:style-name="P7">Mobili-jeune</text:p>
      <text:p text:style-name="P7">LOCA-PASS</text:p>
      <text:p text:style-name="P7"/>
      <text:p text:style-name="P8">1jeunes1solutions</text:p>
      <text:p text:style-name="P8"/>
      <text:p text:style-name="P8"><text:s/>Portail etudiant → <text:span text:style-name="T2">mon insertion pro <text:s/></text:span></text:p>
      <text:p text:style-name="P9">career center</text:p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2:34:20.022000000</meta:creation-date>
    <dc:date>2024-01-26T14:09:37.554000000</dc:date>
    <meta:editing-duration>PT1H35M12S</meta:editing-duration>
    <meta:editing-cycles>11</meta:editing-cycles>
    <meta:generator>sFree_Office_for_Docs_and_PDF/7.4.2.3$Windows_X86_64 LibreOffice_project/382eef1f22670f7f4118c8c2dd222ec7ad009daf</meta:generator>
    <meta:document-statistic meta:table-count="0" meta:image-count="0" meta:object-count="0" meta:page-count="1" meta:paragraph-count="15" meta:word-count="89" meta:character-count="577" meta:non-whitespace-character-count="498"/>
  </office:meta>
</office:document-meta>
</file>